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solid" draw:stroke-dash="Ultrafine_20_Dashed" svg:stroke-width="0.2cm" svg:stroke-color="#4c4c4c" draw:fill="none" draw:textarea-vertical-align="middle" fo:padding-top="0.225cm" fo:padding-bottom="0.225cm" fo:padding-left="0.35cm" fo:padding-right="0.35cm"/>
    </style:style>
    <style:style style:name="gr2" style:family="graphic" style:parent-style-name="objectwithoutfill">
      <style:graphic-properties draw:stroke="solid" draw:stroke-dash="Ultrafine_20_Dashed" svg:stroke-width="0.2cm" svg:stroke-color="#999999" draw:fill="none" draw:textarea-vertical-align="middle" fo:padding-top="0.225cm" fo:padding-bottom="0.225cm" fo:padding-left="0.35cm" fo:padding-right="0.35cm"/>
    </style:style>
    <style:style style:name="gr3" style:family="graphic" style:parent-style-name="objectwithoutfill">
      <style:graphic-properties draw:stroke="solid" draw:stroke-dash="Ultrafine_20_Dashed" svg:stroke-width="0.2cm" svg:stroke-color="#000000" draw:fill="none" draw:textarea-vertical-align="middle" fo:padding-top="0.225cm" fo:padding-bottom="0.225cm" fo:padding-left="0.35cm" fo:padding-right="0.35cm"/>
    </style:style>
    <style:style style:name="gr4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min-height="0.543cm" fo:min-width="0.24cm" fo:padding-top="0.175cm" fo:padding-bottom="0.175cm" fo:padding-left="0.3cm" fo:padding-right="0.3cm"/>
    </style:style>
    <style:style style:name="gr5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min-height="0.544cm" fo:min-width="0.239cm" fo:padding-top="0.175cm" fo:padding-bottom="0.175cm" fo:padding-left="0.3cm" fo:padding-right="0.3cm"/>
    </style:style>
    <style:style style:name="gr6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min-height="0.544cm" fo:min-width="0.24cm" fo:padding-top="0.175cm" fo:padding-bottom="0.175cm" fo:padding-left="0.3cm" fo:padding-right="0.3cm"/>
    </style:style>
    <style:style style:name="gr7" style:family="graphic" style:parent-style-name="standard">
      <style:graphic-properties svg:stroke-width="0.1cm" svg:stroke-color="#b3b3b3" draw:marker-start-width="0.35cm" draw:marker-end-width="0.35cm" draw:fill="solid" draw:fill-color="#ffffff" draw:textarea-horizontal-align="justify" draw:textarea-vertical-align="middle" draw:auto-grow-height="false" fo:min-height="0.543cm" fo:min-width="0.239cm" fo:padding-top="0.175cm" fo:padding-bottom="0.175cm" fo:padding-left="0.3cm" fo:padding-right="0.3cm"/>
    </style:style>
    <style:style style:name="gr8" style:family="graphic" style:parent-style-name="standard">
      <style:graphic-properties draw:stroke="solid" draw:stroke-dash="Ultrafine_20_Dashed" svg:stroke-width="0.1cm" svg:stroke-color="#4c4c4c" draw:marker-start-width="0.35cm" draw:marker-end-width="0.35cm" draw:fill="solid" draw:fill-color="#ffffff" draw:textarea-horizontal-align="justify" draw:textarea-vertical-align="middle" draw:auto-grow-height="false" fo:min-height="0.543cm" fo:min-width="0.239cm" fo:padding-top="0.175cm" fo:padding-bottom="0.175cm" fo:padding-left="0.3cm" fo:padding-right="0.3cm"/>
    </style:style>
    <style:style style:name="gr9" style:family="graphic" style:parent-style-name="standard">
      <style:graphic-properties draw:stroke="solid" draw:stroke-dash="Dashed_20__28_var_29_" svg:stroke-width="0.1cm" svg:stroke-color="#000000" draw:marker-start-width="0.35cm" draw:marker-end-width="0.35cm" draw:fill="solid" draw:fill-color="#ffffff" draw:textarea-horizontal-align="justify" draw:textarea-vertical-align="middle" draw:auto-grow-height="false" fo:min-height="0.727cm" fo:min-width="0.41cm" fo:padding-top="0.175cm" fo:padding-bottom="0.175cm" fo:padding-left="0.3cm" fo:padding-right="0.3cm"/>
    </style:style>
    <style:style style:name="gr10" style:family="graphic" style:parent-style-name="standard">
      <style:graphic-properties draw:stroke="solid" draw:stroke-dash="Dashed_20__28_var_29_" svg:stroke-width="0.1cm" svg:stroke-color="#999999" draw:marker-start-width="0.35cm" draw:marker-end-width="0.35cm" draw:fill="solid" draw:fill-color="#ffffff" draw:textarea-horizontal-align="justify" draw:textarea-vertical-align="middle" draw:auto-grow-height="false" fo:min-height="0.454cm" fo:min-width="0.153cm" fo:padding-top="0.175cm" fo:padding-bottom="0.175cm" fo:padding-left="0.3cm" fo:padding-right="0.3cm"/>
    </style:style>
    <style:style style:name="gr11" style:family="graphic" style:parent-style-name="standard">
      <style:graphic-properties draw:stroke="solid" draw:stroke-dash="Dashed_20__28_var_29_" svg:stroke-width="0.1cm" svg:stroke-color="#4c4c4c" draw:marker-start-width="0.35cm" draw:marker-end-width="0.35cm" draw:fill="solid" draw:fill-color="#ffffff" draw:textarea-horizontal-align="justify" draw:textarea-vertical-align="middle" draw:auto-grow-height="false" fo:min-height="0.727cm" fo:min-width="0.41cm" fo:padding-top="0.175cm" fo:padding-bottom="0.175cm" fo:padding-left="0.3cm" fo:padding-right="0.3cm"/>
    </style:style>
    <style:style style:name="gr12" style:family="graphic" style:parent-style-name="standard">
      <style:graphic-properties svg:stroke-width="0.05cm" svg:stroke-color="#333333" draw:marker-start-width="0.075cm" draw:marker-end-width="0.075cm" draw:fill="none" draw:fill-color="#e6e6e6" draw:textarea-horizontal-align="justify" draw:textarea-vertical-align="middle" draw:auto-grow-height="false" fo:min-height="3.772cm" fo:min-width="4.727cm" fo:padding-top="0.15cm" fo:padding-bottom="0.15cm" fo:padding-left="0.275cm" fo:padding-right="0.275cm"/>
    </style:style>
    <style:style style:name="gr13" style:family="graphic" style:parent-style-name="objectwithoutfill">
      <style:graphic-properties svg:stroke-width="0.2cm" draw:fill="none" draw:textarea-vertical-align="middle" fo:padding-top="0.225cm" fo:padding-bottom="0.225cm" fo:padding-left="0.35cm" fo:padding-right="0.35cm"/>
    </style:style>
    <style:style style:name="gr14" style:family="graphic" style:parent-style-name="standard">
      <style:graphic-properties svg:stroke-width="0.1cm" svg:stroke-color="#000000" draw:marker-start-width="0.35cm" draw:marker-end-width="0.35cm" draw:fill="none" draw:fill-color="#99ccff" draw:textarea-horizontal-align="justify" draw:textarea-vertical-align="middle" draw:auto-grow-height="false" fo:min-height="0.165cm" fo:min-width="0cm" fo:padding-top="0.175cm" fo:padding-bottom="0.175cm" fo:padding-left="0.3cm" fo:padding-right="0.3cm"/>
    </style:style>
    <style:style style:name="gr15" style:family="graphic" style:parent-style-name="standard">
      <style:graphic-properties draw:stroke="none" svg:stroke-width="0.2cm" svg:stroke-color="#000000" draw:fill="none" draw:fill-color="#ffffff" draw:textarea-horizontal-align="left" draw:auto-grow-height="true" draw:auto-grow-width="false" fo:min-height="0.55cm" fo:min-width="2.909cm" fo:padding-top="0.225cm" fo:padding-bottom="0.225cm" fo:padding-left="0.35cm" fo:padding-right="0.35cm"/>
    </style:style>
    <style:style style:name="gr16" style:family="graphic" style:parent-style-name="standard">
      <style:graphic-properties draw:stroke="none" svg:stroke-width="0.2cm" svg:stroke-color="#000000" draw:fill="none" draw:fill-color="#ffffff" draw:textarea-horizontal-align="left" draw:auto-grow-height="true" draw:auto-grow-width="false" fo:min-height="0.475cm" fo:min-width="3.018cm" fo:padding-top="0.225cm" fo:padding-bottom="0.225cm" fo:padding-left="0.35cm" fo:padding-right="0.35cm"/>
    </style:style>
    <style:style style:name="gr17" style:family="graphic" style:parent-style-name="objectwithoutfill">
      <style:graphic-properties svg:stroke-width="0.2cm" svg:stroke-color="#999999" draw:fill="none" draw:textarea-vertical-align="middle" fo:padding-top="0.225cm" fo:padding-bottom="0.225cm" fo:padding-left="0.35cm" fo:padding-right="0.35cm"/>
    </style:style>
    <style:style style:name="gr18" style:family="graphic" style:parent-style-name="objectwithoutfill">
      <style:graphic-properties svg:stroke-width="0.2cm" svg:stroke-color="#4c4c4c" draw:fill="none" draw:textarea-vertical-align="middle" fo:padding-top="0.225cm" fo:padding-bottom="0.225cm" fo:padding-left="0.35cm" fo:padding-right="0.35cm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line draw:style-name="gr1" draw:text-style-name="P1" draw:layer="layout" svg:x1="9.337cm" svg:y1="12.928cm" svg:x2="11.5cm" svg:y2="11.416cm">
              <text:p/>
            </draw:line>
            <draw:line draw:style-name="gr1" draw:text-style-name="P1" draw:layer="layout" svg:x1="11.5cm" svg:y1="11.416cm" svg:x2="11.341cm" svg:y2="8.997cm">
              <text:p/>
            </draw:line>
            <draw:line draw:style-name="gr1" draw:text-style-name="P1" draw:layer="layout" svg:x1="13.5cm" svg:y1="12.737cm" svg:x2="11.5cm" svg:y2="11.416cm">
              <text:p/>
            </draw:line>
            <draw:line draw:style-name="gr1" draw:text-style-name="P1" draw:layer="layout" svg:x1="14cm" svg:y1="10.887cm" svg:x2="11.5cm" svg:y2="11.416cm">
              <text:p/>
            </draw:line>
            <draw:line draw:style-name="gr2" draw:text-style-name="P1" draw:layer="layout" svg:x1="8.128cm" svg:y1="9.564cm" svg:x2="9.5cm" svg:y2="7.237cm">
              <text:p/>
            </draw:line>
            <draw:line draw:style-name="gr2" draw:text-style-name="P1" draw:layer="layout" svg:x1="11.341cm" svg:y1="8.997cm" svg:x2="13.5cm" svg:y2="7.237cm">
              <text:p/>
            </draw:line>
            <draw:line draw:style-name="gr2" draw:text-style-name="P1" draw:layer="layout" svg:x1="11.341cm" svg:y1="8.997cm" svg:x2="9.564cm" svg:y2="7.07cm">
              <text:p/>
            </draw:line>
            <draw:line draw:style-name="gr2" draw:text-style-name="P1" draw:layer="layout" svg:x1="8.128cm" svg:y1="9.564cm" svg:x2="11.341cm" svg:y2="8.997cm">
              <text:p/>
            </draw:line>
            <draw:line draw:style-name="gr2" draw:text-style-name="P1" draw:layer="layout" svg:x1="9.564cm" svg:y1="7.07cm" svg:x2="13.5cm" svg:y2="7.237cm">
              <text:p/>
            </draw:line>
            <draw:line draw:style-name="gr3" draw:text-style-name="P1" draw:layer="layout" svg:x1="4cm" svg:y1="9.737cm" svg:x2="6.276cm" svg:y2="8.071cm">
              <text:p/>
            </draw:line>
            <draw:line draw:style-name="gr3" draw:text-style-name="P1" draw:layer="layout" svg:x1="4.5cm" svg:y1="6.237cm" svg:x2="6.276cm" svg:y2="8.071cm">
              <text:p/>
            </draw:line>
            <draw:line draw:style-name="gr3" draw:text-style-name="P1" draw:layer="layout" svg:x1="6.276cm" svg:y1="8.071cm" svg:x2="8.279cm" svg:y2="9.564cm">
              <text:p/>
            </draw:line>
            <draw:custom-shape draw:style-name="gr4" draw:text-style-name="P1" draw:layer="layout" svg:width="1.186cm" svg:height="1.263cm" svg:x="5.648cm" svg:y="7.448cm">
              <text:p text:style-name="P1">I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" draw:text-style-name="P1" draw:layer="layout" svg:width="1.185cm" svg:height="1.262cm" svg:x="4cm" svg:y="5.737cm">
              <text:p text:style-name="P1">F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1" draw:layer="layout" svg:width="1.186cm" svg:height="1.262cm" svg:x="3.5cm" svg:y="8.975cm">
              <text:p text:style-name="P1">C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" draw:text-style-name="P1" draw:layer="layout" svg:width="1.185cm" svg:height="1.263cm" svg:x="9cm" svg:y="6.474cm">
              <text:p text:style-name="P1">J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" draw:text-style-name="P1" draw:layer="layout" svg:width="1.185cm" svg:height="1.263cm" svg:x="12.928cm" svg:y="6.586cm">
              <text:p text:style-name="P1">D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" draw:text-style-name="P1" draw:layer="layout" svg:width="1.185cm" svg:height="1.263cm" svg:x="10.89cm" svg:y="10.737cm">
              <text:p text:style-name="P1">H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" draw:text-style-name="P1" draw:layer="layout" svg:width="1.185cm" svg:height="1.263cm" svg:x="12.815cm" svg:y="12cm">
              <text:p text:style-name="P1">E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" draw:text-style-name="P1" draw:layer="layout" svg:width="1.185cm" svg:height="1.263cm" svg:x="8.815cm" svg:y="12.237cm">
              <text:p text:style-name="P1">K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" draw:text-style-name="P1" draw:layer="layout" svg:width="1.185cm" svg:height="1.263cm" svg:x="13.315cm" svg:y="10.237cm">
              <text:p text:style-name="P1">G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g>
              <draw:custom-shape draw:style-name="gr9" draw:text-style-name="P1" draw:layer="layout" svg:width="1.428cm" svg:height="1.523cm" svg:x="7.5cm" svg:y="8.714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0" draw:text-style-name="P1" draw:layer="layout" svg:width="1.065cm" svg:height="1.136cm" svg:x="7.682cm" svg:y="8.907cm">
                <text:p text:style-name="P1">A</text:p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11" draw:text-style-name="P1" draw:layer="layout" svg:width="1.428cm" svg:height="1.523cm" svg:x="10.572cm" svg:y="8.237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0" draw:text-style-name="P1" draw:layer="layout" svg:width="1.065cm" svg:height="1.136cm" svg:x="10.754cm" svg:y="8.43cm">
                <text:p text:style-name="P1">B</text:p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  <draw:g>
            <draw:custom-shape draw:style-name="gr12" draw:text-style-name="P1" draw:layer="layout" svg:width="5.479cm" svg:height="4.274cm" svg:x="15.942cm" svg:y="7.5cm">
              <text:p/>
              <draw:enhanced-geometry svg:viewBox="0 0 21600 21600" draw:path-stretchpoint-x="10800" draw:path-stretchpoint-y="10800" draw:text-areas="?f3 ?f4 ?f5 ?f6" draw:type="round-rectangle" draw:modifiers="1757.95620437956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line draw:style-name="gr13" draw:text-style-name="P1" draw:layer="layout" svg:x1="16.586cm" svg:y1="8cm" svg:x2="17.506cm" svg:y2="8cm">
              <text:p/>
            </draw:line>
            <draw:custom-shape draw:style-name="gr14" draw:text-style-name="P1" draw:layer="layout" svg:width="0.727cm" svg:height="0.727cm" svg:x="16.687cm" svg:y="10.67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15" draw:text-style-name="P2" draw:layer="layout" svg:width="3.218cm" svg:height="1cm" svg:x="17.782cm" svg:y="7.5cm">
              <draw:text-box>
                <text:p><text:span text:style-name="T1">Support 1</text:span></text:p>
              </draw:text-box>
            </draw:frame>
            <draw:frame draw:style-name="gr16" draw:text-style-name="P2" draw:layer="layout" svg:width="3.718cm" svg:height="0.925cm" svg:x="17.782cm" svg:y="10.575cm">
              <draw:text-box>
                <text:p><text:span text:style-name="T1">Objet connecté</text:span></text:p>
              </draw:text-box>
            </draw:frame>
            <draw:line draw:style-name="gr17" draw:text-style-name="P1" draw:layer="layout" svg:x1="16.586cm" svg:y1="9cm" svg:x2="17.506cm" svg:y2="9cm">
              <text:p/>
            </draw:line>
            <draw:frame draw:style-name="gr15" draw:text-style-name="P2" draw:layer="layout" svg:width="3.218cm" svg:height="1cm" svg:x="17.782cm" svg:y="8.5cm">
              <draw:text-box>
                <text:p><text:span text:style-name="T1">Support 2</text:span></text:p>
              </draw:text-box>
            </draw:frame>
            <draw:line draw:style-name="gr18" draw:text-style-name="P1" draw:layer="layout" svg:x1="16.586cm" svg:y1="10cm" svg:x2="17.506cm" svg:y2="10cm">
              <text:p/>
            </draw:line>
            <draw:frame draw:style-name="gr15" draw:text-style-name="P2" draw:layer="layout" svg:width="3.218cm" svg:height="1cm" svg:x="17.782cm" svg:y="9.5cm">
              <draw:text-box>
                <text:p><text:span text:style-name="T1">Support 3</text:span></text:p>
              </draw:text-box>
            </draw:frame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01T23:13:15.370778579</meta:creation-date>
    <dc:date>2016-03-02T00:27:41.660916480</dc:date>
    <meta:editing-duration>PT55M25S</meta:editing-duration>
    <meta:editing-cycles>5</meta:editing-cycles>
    <meta:generator>LibreOffice/4.3.3.2$Linux_X86_64 LibreOffice_project/430m0$Build-2</meta:generator>
    <meta:document-statistic meta:object-count="39"/>
  </office:meta>
</office:document-meta>
</file>